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632in"/>
    </style:style>
    <style:style style:name="Table1.B" style:family="table-column">
      <style:table-column-properties style:column-width="2.6771in"/>
    </style:style>
    <style:style style:name="Table1.C" style:family="table-column">
      <style:table-column-properties style:column-width="1.8292in"/>
    </style:style>
    <style:style style:name="Table1.D" style:family="table-column">
      <style:table-column-properties style:column-width="1.828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Arial1" fo:font-weight="bold" style:font-name-asian="Arial1" style:font-weight-asian="bold" style:font-weight-complex="bold"/>
    </style:style>
    <style:style style:name="P2" style:family="paragraph" style:parent-style-name="Standard">
      <style:text-properties style:font-name="Arial1" fo:font-weight="bold" officeooo:rsid="00253dc0" officeooo:paragraph-rsid="00253dc0" style:font-name-asian="Arial1" style:font-weight-asian="bold" style:font-weight-complex="bold"/>
    </style:style>
    <style:style style:name="P3" style:family="paragraph" style:parent-style-name="Standard">
      <style:text-properties style:font-name="Arial1" style:font-name-asian="Arial1"/>
    </style:style>
    <style:style style:name="P4" style:family="paragraph" style:parent-style-name="Standard">
      <style:text-properties style:font-name="Arial1" officeooo:rsid="002199d1" officeooo:paragraph-rsid="002199d1" style:font-name-asian="Arial1"/>
    </style:style>
    <style:style style:name="P5" style:family="paragraph" style:parent-style-name="Standard">
      <style:text-properties style:font-name="Arial1" officeooo:paragraph-rsid="00253dc0" style:font-name-asian="Arial1"/>
    </style:style>
    <style:style style:name="P6" style:family="paragraph" style:parent-style-name="Standard">
      <style:text-properties style:font-name="Arial1" officeooo:rsid="00253dc0" officeooo:paragraph-rsid="00253dc0" style:font-name-asian="Arial1"/>
    </style:style>
    <style:style style:name="P7" style:family="paragraph" style:parent-style-name="Text_20_body">
      <style:text-properties style:font-name="Arial1" style:font-name-asian="Arial1"/>
    </style:style>
    <style:style style:name="P8" style:family="paragraph" style:parent-style-name="Text_20_body">
      <style:text-properties style:font-name="Arial1" fo:font-size="16pt" fo:font-weight="bold" officeooo:rsid="002199d1" officeooo:paragraph-rsid="002199d1" style:font-size-asian="16pt" style:font-weight-asian="bold" style:font-size-complex="16pt" style:font-weight-complex="bold"/>
    </style:style>
    <style:style style:name="T1" style:family="text">
      <style:text-properties style:font-name="Arial1" style:font-name-asian="Arial1"/>
    </style:style>
    <style:style style:name="T2" style:family="text">
      <style:text-properties style:font-name="Arial1" officeooo:rsid="002062ce" style:font-name-asian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ist of Glass Cleaning Compan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l No.</text:p>
          </table:table-cell>
          <table:table-cell table:style-name="Table1.A1" office:value-type="string">
            <text:p text:style-name="P1">Company</text:p>
          </table:table-cell>
          <table:table-cell table:style-name="Table1.A1" office:value-type="string">
            <text:p text:style-name="P1">Contact No.</text:p>
          </table:table-cell>
          <table:table-cell table:style-name="Table1.D1" office:value-type="string">
            <text:p text:style-name="P2">Website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Wandres GmbH micro-cleaning<text:line-break/>Im Gewerbepark 8<text:line-break/>D-79252 Stegen<text:line-break/>Germany</text:p>
          </table:table-cell>
          <table:table-cell table:style-name="Table1.A2" office:value-type="string">
            <text:p text:style-name="P3">Tel. +49 (0)7661- 93 30 0<text:line-break/>Fax.+49 (0)7661- 93 30 90<text:line-break/>sales@wandres.com </text:p>
          </table:table-cell>
          <table:table-cell table:style-name="Table1.D2" office:value-type="string">
            <text:p text:style-name="P3"><text:a xlink:type="simple" xlink:href="https://wandres.com/anwendungen/glas/?lang=en" text:style-name="Internet_20_link" text:visited-style-name="Visited_20_Internet_20_Link">https://wandres.com/anwendungen/glas/?lang=en</text:a> 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KIST + ESCHERICH GmbH <text:line-break/>Höglwörther Straße 1<text:line-break/>81369 Munich • Germany </text:p>
          </table:table-cell>
          <table:table-cell table:style-name="Table1.A2" office:value-type="string">
            <text:p text:style-name="P3">Phone: +49 89 318 555-0</text:p>
            <text:p text:style-name="P3"/>
            <text:p text:style-name="P3">info@kist-escherich.com</text:p>
          </table:table-cell>
          <table:table-cell table:style-name="Table1.D2" office:value-type="string">
            <text:p text:style-name="P3"><text:a xlink:type="simple" xlink:href="https://www.dr-escherich.de/en/products/cleaning-systems/" text:style-name="Internet_20_link" text:visited-style-name="Visited_20_Internet_20_Link">https://www.dr-escherich.de/en/products/cleaning-systems/</text:a> 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<text:s/>Hildebrand Technology Gema Switzerland</text:p>
            <text:p text:style-name="P3">Mövenstrasse 17</text:p>
            <text:p text:style-name="P3">9015 St.Gallen</text:p>
            <text:p text:style-name="P3">Switzerland</text:p>
          </table:table-cell>
          <table:table-cell table:style-name="Table1.A2" office:value-type="string">
            <text:p text:style-name="Standard"><text:span text:style-name="T1">Phone +41 71 313 83 00<text:line-break/>F</text:span><text:span text:style-name="T2">ax. </text:span><text:span text:style-name="T1">+41 71 313 83 83<text:line-break/></text:span><text:a xlink:type="simple" xlink:href="javascript:linkTo_UnCryptMailto(%27pdlowr-lqirCklogheudqg0whfkqrorjb1frp%27);" text:style-name="Internet_20_link" text:visited-style-name="Visited_20_Internet_20_Link"><text:span text:style-name="T1">info(at)hildebrand-technology.com</text:span></text:a><text:span text:style-name="T1"> </text:span></text:p>
          </table:table-cell>
          <table:table-cell table:style-name="Table1.D2" office:value-type="string">
            <text:p text:style-name="P3"><text:a xlink:type="simple" xlink:href="https://www.hildebrand-technology.com/en/products/electrostatic_discharging/ionstream_40" text:style-name="Internet_20_link" text:visited-style-name="Visited_20_Internet_20_Link">https://www.hildebrand-technology.com/en/products/electrostatic_discharging/ionstream_40</text:a> 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3">Weducon® Web and Sheet Cleaning Technology B.V.</text:p>
            <text:p text:style-name="P3">Ondernemingsweg 248-252</text:p>
            <text:p text:style-name="P3">1422 DZ Uithoorn</text:p>
            <text:p text:style-name="P3">The Netherlands</text:p>
          </table:table-cell>
          <table:table-cell table:style-name="Table1.A2" office:value-type="string">
            <text:p text:style-name="P5"><text:s/>Phone: +31 297 74 55 48</text:p>
          </table:table-cell>
          <table:table-cell table:style-name="Table1.D2" office:value-type="string">
            <text:p text:style-name="P3"><text:a xlink:type="simple" xlink:href="https://weducon.com/web-cleaning-applications/surface-cleaning-glass-production/" text:style-name="Internet_20_link" text:visited-style-name="Visited_20_Internet_20_Link">https://weducon.com/web-cleaning-applications/surface-cleaning-glass-production/</text:a> 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5">Shenzhen Wentong Machinery Co.,Ltd</text:p>
            <text:p text:style-name="P5">8th Floor, Building 2, Zone B, 7th Industrial Zone, Yulu Community, Gongming Office, Guangming New District, Shenzhen, Guangdong, China <text:s/></text:p>
          </table:table-cell>
          <table:table-cell table:style-name="Table1.A2" office:value-type="string">
            <text:p text:style-name="P7">Tel:+86-755-23415269<text:line-break/>Fax:+86-755-23415203<text:line-break/>Mob:+8618038007769</text:p>
            <text:p text:style-name="P7">Whatsapp/Skype: +8618038007769</text:p>
            <text:p text:style-name="Text_20_body"><text:span text:style-name="T1">Email:</text:span><text:bookmark text:name="A_1"/><text:a xlink:type="simple" xlink:href="mailto:wj@shenzhen-wentong.com" text:style-name="Internet_20_link" text:visited-style-name="Visited_20_Internet_20_Link"><text:span text:style-name="T1">wj@shenzhen-wentong.com</text:span></text:a></text:p>
          </table:table-cell>
          <table:table-cell table:style-name="Table1.D2" office:value-type="string">
            <text:p text:style-name="P3"><text:a xlink:type="simple" xlink:href="https://www.shenzhen-wentong.com/electrostatic-dust-cleaning-machine/semi-automatic-electrostatic-dust-cleaning.html" text:style-name="Internet_20_link" text:visited-style-name="Visited_20_Internet_20_Link">https://www.shenzhen-wentong.com/electrostatic-dust-cleaning-machine/semi-automatic-electrostatic-dust-cleaning.html</text:a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evang Roopesh Mehta</meta:initial-creator>
    <meta:creation-date>2020-09-28T08:15:56.310000000</meta:creation-date>
    <dc:date>2020-09-28T17:39:47.734000000</dc:date>
    <dc:creator>Devang Roopesh Mehta</dc:creator>
    <meta:editing-duration>PT27M15S</meta:editing-duration>
    <meta:editing-cycles>6</meta:editing-cycles>
    <meta:generator>LibreOffice/6.3.6.2$Windows_X86_64 LibreOffice_project/2196df99b074d8a661f4036fca8fa0cbfa33a497</meta:generator>
    <meta:document-statistic meta:table-count="1" meta:image-count="0" meta:object-count="0" meta:page-count="1" meta:paragraph-count="35" meta:word-count="130" meta:character-count="1282" meta:non-whitespace-character-count="1174"/>
  </office:meta>
</office:document-meta>
</file>